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28e258"/>
    </style:style>
    <style:style style:name="P69" style:family="paragraph" style:parent-style-name="Standard">
      <style:text-properties officeooo:paragraph-rsid="102bc162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Footnote">
      <style:text-properties officeooo:paragraph-rsid="10598138"/>
    </style:style>
    <style:style style:name="P81" style:family="paragraph" style:parent-style-name="Standard">
      <style:text-properties officeooo:paragraph-rsid="105cd2a1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style:font-size-asian="10pt" style:font-size-complex="10pt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e83c34e"/>
    </style:style>
    <style:style style:name="T21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style:font-size-complex="12pt"/>
    </style:style>
    <style:style style:name="T219" style:family="text">
      <style:text-properties fo:language="en" fo:country="GB" officeooo:rsid="0f28d107" style:font-size-complex="12pt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5418b7"/>
    </style:style>
    <style:style style:name="T222" style:family="text">
      <style:text-properties officeooo:rsid="103c421a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103c421a" style:font-weight-asian="bold" style:font-weight-complex="bold"/>
    </style:style>
    <style:style style:name="T225" style:family="text">
      <style:text-properties fo:font-weight="bold" officeooo:rsid="104d5027" style:font-weight-asian="bold" style:font-weight-complex="bold"/>
    </style:style>
    <style:style style:name="T226" style:family="text">
      <style:text-properties officeooo:rsid="1061b5b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Strong_20_Emphasis"><text:span text:style-name="T127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28"><text:s/></text:span></text:span><text:span text:style-name="Strong_20_Emphasis"><text:span text:style-name="T129">LTS</text:span></text:span><text:span text:style-name="T154"><text:note text:id="ftn1" text:note-class="footnote"><text:note-citation>1</text:note-citation><text:note-body><text:p text:style-name="P24"><text:span text:style-name="T138">L</text:span><text:span text:style-name="T139">TS stands for Long-Term Support, and this </text:span><text:span text:style-name="T146">June</text:span><text:span text:style-name="T140"> </text:span><text:span text:style-name="Strong_20_Emphasis"><text:span text:style-name="T88"><text:user-field-get text:name="Releaseyear">2023</text:user-field-get></text:span></text:span><text:span text:style-name="T142"><text:s/>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30"><text:s/></text:span></text:span><text:span text:style-name="T140">LTS </text:span><text:span text:style-name="T149"><text:user-field-get text:name="Edition">server</text:user-field-get></text:span><text:span text:style-name="T140"><text:s/></text:span><text:span text:style-name="T141">(</text:span><text:span text:style-name="T139">codenamed</text:span><text:span text:style-name="T141"> </text:span><text:span text:style-name="T145">bookworm</text:span><text:span text:style-name="T141">) </text:span><text:span text:style-name="T139">will be </text:span><text:span text:style-name="T144">supported</text:span><text:span text:style-name="T139"> for five years until </text:span><text:span text:style-name="T146">June</text:span><text:span text:style-name="T140"> </text:span><text:span text:style-name="T138">202</text:span><text:span text:style-name="T146">8</text:span><text:span text:style-name="T143">.</text:span></text:p></text:note-body></text:note></text:span><text:span text:style-name="T155"> </text:span><text:span text:style-name="T155"><text:user-field-get text:name="Edition">server</text:user-field-get></text:span><text:span text:style-name="T156">.</text:span></text:p>
      <text:p text:style-name="P41"/>
      <text:p text:style-name="P39"><text:span text:style-name="T17">Fill in the </text:span><text:span text:style-name="Strong_20_Emphasis"><text:span text:style-name="T207"><text:s/></text:span></text:span><text:span text:style-name="Strong_20_Emphasis"><text:span text:style-name="T20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16">user</text:span></text:span><text:span text:style-name="T169"><text:tab/><text:tab/></text:span><text:span text:style-name="T168"> <text:tab/><text:tab/><text:tab/></text:span><text:span text:style-name="T170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0"><text:tab/></text:span><text:span text:style-name="T171">[</text:span><text:span text:style-name="T172">full </text:span><text:span text:style-name="T162">na</text:span><text:span text:style-name="T163">me,</text:span><text:span text:style-name="T162"> </text:span><text:span text:style-name="T163">e.g.</text:span><text:span text:style-name="T162"> </text:span><text:span text:style-name="T164">J</text:span><text:span text:style-name="T173">a</text:span><text:span text:style-name="T164">n </text:span><text:span text:style-name="T173">Jansen</text:span><text:span text:style-name="T174">]</text:span></text:p>
      <text:p text:style-name="P45"><text:span text:style-name="Definition"><text:span text:style-name="T161">USER</text:span></text:span><text:span text:style-name="Definition"><text:span text:style-name="T214">na</text:span></text:span><text:span text:style-name="Definition"><text:span text:style-name="T217">me</text:span></text:span><text:span text:style-name="T160"><text:tab/><text:tab/><text:tab/></text:span><text:span text:style-name="T160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2">a</text:span><text:span text:style-name="T131">n</text:span><text:span text:style-name="T133">]</text:span></text:p>
      <text:p text:style-name="P42"><text:span text:style-name="Definition"><text:span text:style-name="T221">serv</text:span></text:span><text:span text:style-name="Definition"><text:span text:style-name="T214">ERNA</text:span></text:span><text:span text:style-name="Definition"><text:span text:style-name="T217">me</text:span></text:span><text:span text:style-name="T175"><text:tab/><text:tab/></text:span><text:span text:style-name="T214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4"><text:tab/></text:span><text:span text:style-name="T179">[</text:span><text:span text:style-name="T176">na</text:span><text:span text:style-name="T180">me of the</text:span><text:span text:style-name="T176"> </text:span><text:span text:style-name="T184">server</text:span><text:span text:style-name="T177">, </text:span><text:span text:style-name="T180">e.g.</text:span><text:span text:style-name="T181"> </text:span><text:span text:style-name="T183">sv</text:span><text:span text:style-name="T182">02</text:span><text:span text:style-name="T179">]</text:span></text:p>
      <text:p text:style-name="P42"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170"><text:tab/><text:tab/></text:span><text:span text:style-name="T170"><draw:control text:anchor-type="as-char" svg:y="-0.429cm" draw:z-index="13" draw:name="Opstartmenu 1" draw:style-name="gr2" draw:text-style-name="P89" svg:width="6.002cm" svg:height="0.6cm" draw:control="control14"><svg:title>Opstartmenu</svg:title><svg:desc>Toets voor het opstartmenu ("bootmenu")</svg:desc></draw:control></text:span><text:span text:style-name="T170"><text:tab/></text:span><text:span text:style-name="T179">[</text:span><text:span text:style-name="T176">key for the bootable medium</text:span><text:span text:style-name="T185">]</text:span></text:p>
      <text:p text:style-name="P42"><text:span text:style-name="Definition"><text:span text:style-name="T178">SETTINGS</text:span></text:span><text:span text:style-name="T178"> <text:tab/><text:tab/><text:tab/></text:span><text:span text:style-name="T178"><draw:control text:anchor-type="as-char" svg:y="-0.429cm" draw:z-index="14" draw:name="Instellingen 1" draw:style-name="gr2" draw:text-style-name="P89" svg:width="6.002cm" svg:height="0.6cm" draw:control="control15"><svg:title>Instellingen</svg:title><svg:desc>Toets voor het BIOS/UEFI-scherm ("setup")</svg:desc></draw:control></text:span><text:span text:style-name="T178"><text:tab/></text:span><text:span text:style-name="T179">[</text:span><text:span text:style-name="T176">key for the UEFI BIOS screen</text:span><text:span text:style-name="T179">]</text:span></text:p>
      <text:p text:style-name="P42"><text:span text:style-name="Definition"><text:span text:style-name="T187">USER2</text:span></text:span><text:span text:style-name="T186"><text:tab/></text:span><text:span text:style-name="T168"> <text:tab/><text:tab/><text:tab/></text:span><text:span text:style-name="T170"><draw:control text:anchor-type="as-char" svg:y="-0.429cm" draw:z-index="15" draw:name="Gebruiker 3" draw:style-name="gr2" draw:text-style-name="P89" svg:width="6.002cm" svg:height="0.6cm" draw:control="control16"><svg:title>Gebruiker</svg:title><svg:desc>Volledige naam, bijv. Jan Stek</svg:desc></draw:control></text:span><text:span text:style-name="T170"><text:tab/></text:span><text:span text:style-name="T171">[</text:span><text:span text:style-name="T162">na</text:span><text:span text:style-name="T165">me</text:span><text:span text:style-name="T162"> possibly</text:span><text:span text:style-name="T166"> 2</text:span><text:span text:style-name="T198">nd</text:span><text:span text:style-name="T166"> USER</text:span><text:span text:style-name="T167">]</text:span></text:p>
      <text:p text:style-name="P45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87">2</text:span></text:span><text:span text:style-name="Definition"><text:span text:style-name="T194"><text:tab/><text:tab/></text:span></text:span><text:span text:style-name="T160"><draw:control text:anchor-type="as-char" svg:y="-0.429cm" draw:z-index="16" draw:name="Gberuikersnaam 3" draw:style-name="gr2" draw:text-style-name="P89" svg:width="6.002cm" svg:height="0.6cm" draw:control="control17"><svg:title>Gebruikersnaam</svg:title><svg:desc>Korte naam, bijv. jan</svg:desc></draw:control></text:span><text:span text:style-name="T160"><text:tab/></text:span><text:span text:style-name="T191">[</text:span><text:span text:style-name="T192">user</text:span><text:span text:style-name="T190"> na</text:span><text:span text:style-name="T193">me</text:span><text:span text:style-name="T195"> possibly</text:span><text:span text:style-name="T196"> 2</text:span><text:span text:style-name="T199">nd</text:span><text:span text:style-name="T196"> USER</text:span><text:span text:style-name="T197">]</text:span></text:p>
      <text:p text:style-name="P42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3"/>
      <text:p text:style-name="P3"/>
      <text:p text:style-name="P42"><text:span text:style-name="T67">New installation?</text:span><text:span text:style-name="T30"><text:tab/></text:span><text:span text:style-name="T57"></text:span><text:span text:style-name="T58"><text:tab/>Start at chapter </text:span><text:span text:style-name="T72"><text:bookmark-ref text:reference-format="page" text:ref-name="__RefNumPara__4009_12717081281">2</text:bookmark-ref></text:span><text:span text:style-name="T72"><text:s/></text:span><text:span text:style-name="T72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2795110734" text:style-name="L1">
        <text:list-item>
          <text:p text:style-name="P85"><text:bookmark-start text:name="__RefNumPara__4083_1271708128"/>Prepar<text:span text:style-name="T226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8">Login any additional </text:span></text:span><text:span text:style-name="Definition"><text:span text:style-name="T201">USER</text:span></text:span><text:span text:style-name="User_20_Entry"><text:span text:style-name="T99">s</text:span></text:span><text:span text:style-name="User_20_Entry"><text:span text:style-name="T109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82"><text:span text:style-name="Strong_20_Emphasis"><text:span text:style-name="T38">Type </text:span>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8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68"><text:span text:style-name="Strong_20_Emphasis"><text:span text:style-name="T43">Select </text:span></text:span><text:span text:style-name="Strong_20_Emphasis"><text:span text:style-name="T66">1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71730897604992" text:continue-numbering="true" text:style-name="L1">
        <text:list-item>
          <text:p text:style-name="P84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8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7">Boot the computer from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6">Live</text:span></text:span><text:span text:style-name="Strong_20_Emphasis"><text:span text:style-name="T86"><text:note text:id="ftn4" text:note-class="footnote"><text:note-citation>1</text:note-citation><text:note-body><text:p text:style-name="P4"><text:span text:style-name="T202">From a Live USB stick (or DVD) you can boot and work with</text:span> <text:span text:style-name="T150"><text:user-field-get text:name="Distro">Debian</text:user-field-get></text:span><text:span text:style-name="T151"><text:s/>without installing it</text:span>.</text:p></text:note-body></text:note></text:span></text:span><text:span text:style-name="T78"> USB stick</text:span><text:span text:style-name="T79"><text:note text:id="ftn5" text:note-class="footnote"><text:note-citation>2</text:note-citation><text:note-body><text:p text:style-name="P80"><text:span text:style-name="Strong_20_Emphasis"><text:span text:style-name="T92">Download a CD image file (.iso) from</text:span></text:span><text:span text:style-name="Strong_20_Emphasis"><text:span text:style-name="T90"> 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90">, </text:span></text:span><text:span text:style-name="Strong_20_Emphasis"><text:span text:style-name="T96">under </text:span></text:span><text:span text:style-name="Strong_20_Emphasis"><text:span text:style-name="T103">DVD/USB</text:span></text:span><text:span text:style-name="Strong_20_Emphasis"><text:span text:style-name="T90"> click </text:span></text:span><text:span text:style-name="Strong_20_Emphasis"><text:span text:style-name="T96">on </text:span></text:span><text:span text:style-name="Strong_20_Emphasis"><text:span text:style-name="T103">amd64</text:span></text:span><text:span text:style-name="Strong_20_Emphasis"><text:span text:style-name="T96">.</text:span></text:span><text:span text:style-name="Strong_20_Emphasis"><text:span text:style-name="T90"><text:line-break/></text:span></text:span><text:span text:style-name="Strong_20_Emphasis"><text:span text:style-name="T93">Click on</text:span></text:span><text:span text:style-name="Strong_20_Emphasis"><text:span text:style-name="T91"> </text:span></text:span><text:span text:style-name="Strong_20_Emphasis"><text:span text:style-name="T104">debian-live-1</text:span></text:span><text:span text:style-name="Strong_20_Emphasis"><text:span text:style-name="T103">2</text:span></text:span><text:span text:style-name="Strong_20_Emphasis"><text:span text:style-name="T104">.</text:span></text:span><text:span text:style-name="Strong_20_Emphasis"><text:span text:style-name="T105">x</text:span></text:span><text:span text:style-name="Strong_20_Emphasis"><text:span text:style-name="T104">.</text:span></text:span><text:span text:style-name="Strong_20_Emphasis"><text:span text:style-name="T105">y</text:span></text:span><text:span text:style-name="Strong_20_Emphasis"><text:span text:style-name="T106">-</text:span></text:span><text:span text:style-name="Strong_20_Emphasis"><text:span text:style-name="T104">amd64-</text:span></text:span><text:span text:style-name="Strong_20_Emphasis"><text:span text:style-name="T108">standard</text:span></text:span><text:span text:style-name="Strong_20_Emphasis"><text:span text:style-name="T107">.iso</text:span></text:span><text:span text:style-name="Strong_20_Emphasis"><text:span text:style-name="T89">.<text:line-break/></text:span></text:span><text:span text:style-name="Strong_20_Emphasis"><text:span text:style-name="T92">Insert a USB stick of at least </text:span></text:span><text:span text:style-name="Strong_20_Emphasis"><text:span text:style-name="T97">2</text:span></text:span><text:span text:style-name="Strong_20_Emphasis"><text:span text:style-name="T92"> GB.<text:line-break/>Locate </text:span></text:span><text:span text:style-name="Strong_20_Emphasis"><text:span text:style-name="T100">disk</text:span></text:span><text:span text:style-name="Strong_20_Emphasis"><text:span text:style-name="T92"> and click the </text:span></text:span><text:span text:style-name="Strong_20_Emphasis"><text:span text:style-name="T101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101">Disk </text:span></text:span><text:span text:style-name="Strong_20_Emphasis"><text:span text:style-name="T100">settings</text:span></text:span><text:span text:style-name="Strong_20_Emphasis"><text:span text:style-name="T92"> ⋮ (icon with the three dots) in the top right corner.</text:span></text:span></text:p><text:p text:style-name="P34"><text:span text:style-name="Strong_20_Emphasis"><text:span text:style-name="T92"><text:tab/>Choose </text:span></text:span><text:span text:style-name="Strong_20_Emphasis"><text:span text:style-name="T101">Restore Disk Image</text:span></text:span><text:span text:style-name="Strong_20_Emphasis"><text:span text:style-name="T92"> and select the CD image file (.iso) you just downloaded.</text:span></text:span></text:p><text:p text:style-name="P34"><text:span text:style-name="Strong_20_Emphasis"><text:span text:style-name="T94"><text:tab/>Click </text:span></text:span><text:span text:style-name="Strong_20_Emphasis"><text:span text:style-name="T102">Start Restore</text:span></text:span><text:span text:style-name="Strong_20_Emphasis"><text:span text:style-name="T94">, and then click </text:span></text:span><text:span text:style-name="Strong_20_Emphasis"><text:span text:style-name="T102">Restore</text:span></text:span><text:span text:style-name="Strong_20_Emphasis"><text:span text:style-name="T94">.</text:span></text:span></text:p><text:p text:style-name="P34"><text:span text:style-name="Strong_20_Emphasis"><text:span text:style-name="T94"><text:tab/>Or use the </text:span></text:span><text:span text:style-name="Strong_20_Emphasis"><text:span text:style-name="T102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03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78"> </text:span><text:span text:style-name="T80">o</text:span><text:span text:style-name="T82">r</text:span><text:span text:style-name="T80"> </text:span><text:span text:style-name="T82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3">S</text:span><text:span text:style-name="T84">tart up</text:span><text:span text:style-name="T78">/boot menu via </text:span><text:span text:style-name="Definition"><text:span text:style-name="T218">START</text:span></text:span><text:span text:style-name="Definition"><text:span text:style-name="T219">up</text:span></text:span><text:span text:style-name="Definition"><text:span text:style-name="T218">MEnU</text:span></text:span><text:span text:style-name="T78"> </text:span><text:span text:style-name="T85">and </text:span><text:span text:style-name="T84">settings/</text:span><text:span text:style-name="T81">setup</text:span><text:span text:style-name="T78"> via </text:span><text:span text:style-name="Definition"><text:span text:style-name="T14">SETTINGS</text:span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3" draw:name="Vorm13" draw:style-name="gr1" draw:text-style-name="P88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6">At </text:span></text:span><text:span text:style-name="Strong_20_Emphasis"><text:span text:style-name="T69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3">other</text:span> and click on <text:span text:style-name="T223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2">Click on <text:span text:style-name="T223">Europe</text:span> <text:span text:style-name="T222">and click on </text:span><text:span text:style-name="T224">Continue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3">Click on <text:span text:style-name="T223">Netherlands</text:span> and <text:span text:style-name="T222">click on </text:span><text:span text:style-name="T224">Continue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0"><text:span text:style-name="Strong_20_Emphasis"><text:span text:style-name="T56">At </text:span></text:span><text:span text:style-name="Strong_20_Emphasis"><text:span text:style-name="T70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6">At <text:span text:style-name="T223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Don<text:span text:style-name="T157">'t set </text:span><text:span text:style-name="T159">Root</text:span><text:span text:style-name="T157"> pass</text:span><text:span text:style-name="T158">w</text:span><text:span text:style-name="T157">ord, just </text:span><text:span text:style-name="Strong_20_Emphasis"><text:span text:style-name="T64">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8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1">Full name of the new user</text:span></text:span><text:span text:style-name="Strong_20_Emphasis"><text:span text:style-name="T68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nter <text:span text:style-name="T223">User </text:span><text:span text:style-name="T225">n</text:span><text:span text:style-name="T223">ame for you</text:span><text:span text:style-name="T225">r</text:span><text:span text:style-name="T223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9">E<text:span text:style-name="Strong_20_Emphasis"><text:span text:style-name="T64">nter a </text:span></text:span><text:span text:style-name="Strong_20_Emphasis"><text:span text:style-name="T74">password</text:span></text:span><text:span text:style-name="Strong_20_Emphasis"><text:span text:style-name="T64"> twice, 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71732223592649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3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82"><text:span text:style-name="T13">Type 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69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71730971344002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206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8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0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8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8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5">4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5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LTS 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5">installation is complete.</text:span></text:span></text:p>
      <text:p text:style-name="P37"/>
      <text:p text:style-name="P44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42"><text:user-field-get text:name="Releaseyear">2023</text:user-field-get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8T17:17:30.292582763">08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8T17:17:30.092889451</dc:date>
    <meta:keyword>Installatie</meta:keyword>
    <meta:keyword>Checklist</meta:keyword>
    <meta:keyword>Linux</meta:keyword>
    <meta:editing-cycles>6898</meta:editing-cycles>
    <meta:editing-duration>P12DT3H41M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60" meta:character-count="3433" meta:non-whitespace-character-count="2910"/>
    <meta:user-defined meta:name="Info 1"/>
    <meta:user-defined meta:name="Info 2"/>
    <meta:user-defined meta:name="Info 3"/>
    <meta:user-defined meta:name="Info 4"/>
  </office:meta>
</office:document-meta>
</file>